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2" office:value-type="float" office:value="0.01" calcext:value-type="float">
            <text:p>1.00E-02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2" office:value-type="float" office:value="0.0003" calcext:value-type="float">
            <text:p>3.00E-04</text:p>
          </table:table-cell>
          <table:table-cell table:number-columns-repeated="4" table:style-name="ce2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-00-00</text:date>, <text:time style:data-style-name="N2" text:time-value="16:54:48.084749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18T17:05:08.254765551</dc:date>
    <meta:editing-duration>PT2H46M13S</meta:editing-duration>
    <meta:editing-cycles>14</meta:editing-cycles>
    <meta:generator>LibreOffice/5.1.4.2$Linux_X86_64 LibreOffice_project/10m0$Build-2</meta:generator>
    <meta:document-statistic meta:table-count="1" meta:cell-count="114" meta:object-count="0"/>
  </office:meta>
</office:document-meta>
</file>